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7071a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7071a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7071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57071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4">System </text:span></text:span><text:span text:style-name="Source_20_Text"><text:span text:style-name="T6">and its uses</text:span></text:span><text:span text:style-name="Source_20_Text"><text:span text:style-name="T4">:</text:span></text:span></text:p>
      <text:list xml:id="list3747493156406049820" text:style-name="L1">
        <text:list-item>
          <text:p text:style-name="P4"><text:span text:style-name="Source_20_Text"><text:span text:style-name="T3">LinkedIn is a </text:span></text:span><text:span text:style-name="Source_20_Text"><text:span text:style-name="T7">social network for professionals.</text:span></text:span><text:span text:style-name="Source_20_Text"><text:span text:style-name="T3"> The main goal of the site is to enable its members </text:span></text:span><text:span text:style-name="Source_20_Text"><text:span text:style-name="T7">to connect with people</text:span></text:span><text:span text:style-name="Source_20_Text"><text:span text:style-name="T3"> they know and </text:span></text:span><text:span text:style-name="Source_20_Text"><text:span text:style-name="T7">trust professionally,</text:span></text:span><text:span text:style-name="Source_20_Text"><text:span text:style-name="T3"> as well as to find </text:span></text:span><text:span text:style-name="Source_20_Text"><text:span text:style-name="T7">new opportunities</text:span></text:span><text:span text:style-name="Source_20_Text"><text:span text:style-name="T3"> to grow their careers.</text:span></text:span></text:p>
        </text:list-item>
        <text:list-item>
          <text:p text:style-name="P4"><text:span text:style-name="Source_20_Text"><text:span text:style-name="T3">A LinkedIn member’s </text:span></text:span><text:span text:style-name="Source_20_Text"><text:span text:style-name="T7">profile page</text:span></text:span><text:span text:style-name="Source_20_Text"><text:span text:style-name="T3">, which </text:span></text:span><text:span text:style-name="Source_20_Text"><text:span text:style-name="T7">emphasizes</text:span></text:span><text:span text:style-name="Source_20_Text"><text:span text:style-name="T3"> their skills, employment history, and education, has </text:span></text:span><text:span text:style-name="Source_20_Text"><text:span text:style-name="T7">professional network news feeds</text:span></text:span><text:span text:style-name="Source_20_Text"><text:span text:style-name="T3"> with customizable modules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5">Requirements:</text:span></text:span></text:p>
      <text:list xml:id="list8554371927540987469" text:style-name="L2">
        <text:list-item>
          <text:p text:style-name="P5"><text:span text:style-name="Source_20_Text"><text:span text:style-name="T3">Each member should be </text:span></text:span><text:span text:style-name="Source_20_Text"><text:span text:style-name="T7">able to add information</text:span></text:span><text:span text:style-name="Source_20_Text"><text:span text:style-name="T3"> about their </text:span></text:span><text:span text:style-name="Source_20_Text"><text:span text:style-name="T7">basic profile, experiences, education, skills, and accomplishments.</text:span></text:span></text:p>
        </text:list-item>
        <text:list-item>
          <text:p text:style-name="P5"><text:span text:style-name="Source_20_Text"><text:span text:style-name="T3">Any user of our system should be able to </text:span></text:span><text:span text:style-name="Source_20_Text"><text:span text:style-name="T7">search</text:span></text:span><text:span text:style-name="Source_20_Text"><text:span text:style-name="T3"> for </text:span></text:span><text:span text:style-name="Source_20_Text"><text:span text:style-name="T7">other members</text:span></text:span><text:span text:style-name="Source_20_Text"><text:span text:style-name="T3"> or </text:span></text:span><text:span text:style-name="Source_20_Text"><text:span text:style-name="T7">companies</text:span></text:span><text:span text:style-name="Source_20_Text"><text:span text:style-name="T3"> by their name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send or accept connection requests</text:span></text:span><text:span text:style-name="Source_20_Text"><text:span text:style-name="T3"> from other members.</text:span></text:span></text:p>
        </text:list-item>
        <text:list-item>
          <text:p text:style-name="P5"><text:span text:style-name="Source_20_Text"><text:span text:style-name="T3">Any member will be able to </text:span></text:span><text:span text:style-name="Source_20_Text"><text:span text:style-name="T7">request a recommendation</text:span></text:span><text:span text:style-name="Source_20_Text"><text:span text:style-name="T3"> from other members.</text:span></text:span></text:p>
        </text:list-item>
        <text:list-item>
          <text:p text:style-name="P5"><text:span text:style-name="Source_20_Text"><text:span text:style-name="T3">The system should be able to show </text:span></text:span><text:span text:style-name="Source_20_Text"><text:span text:style-name="T7">basic stats</text:span></text:span><text:span text:style-name="Source_20_Text"><text:span text:style-name="T3"> about a profile, like the number of profile </text:span></text:span><text:span text:style-name="Source_20_Text"><text:span text:style-name="T7">views,</text:span></text:span><text:span text:style-name="Source_20_Text"><text:span text:style-name="T3"> the total number of </text:span></text:span><text:span text:style-name="Source_20_Text"><text:span text:style-name="T7">connections,</text:span></text:span><text:span text:style-name="Source_20_Text"><text:span text:style-name="T3"> and the total number of </text:span></text:span><text:span text:style-name="Source_20_Text"><text:span text:style-name="T7">search appearances of the profile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create new posts</text:span></text:span><text:span text:style-name="Source_20_Text"><text:span text:style-name="T3"> to share with their connections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add comments to posts,</text:span></text:span><text:span text:style-name="Source_20_Text"><text:span text:style-name="T3"> as well as </text:span></text:span><text:span text:style-name="Source_20_Text"><text:span text:style-name="T7">like or share</text:span></text:span><text:span text:style-name="Source_20_Text"><text:span text:style-name="T3"> a post or comment.</text:span></text:span></text:p>
        </text:list-item>
        <text:list-item>
          <text:p text:style-name="P5"><text:span text:style-name="Source_20_Text"><text:span text:style-name="T3">Any member should be able to </text:span></text:span><text:span text:style-name="Source_20_Text"><text:span text:style-name="T7">send messages</text:span></text:span><text:span text:style-name="Source_20_Text"><text:span text:style-name="T3"> to other members.</text:span></text:span></text:p>
        </text:list-item>
        <text:list-item>
          <text:p text:style-name="P5"><text:span text:style-name="Source_20_Text"><text:span text:style-name="T3">The system should send a </text:span></text:span><text:span text:style-name="Source_20_Text"><text:span text:style-name="T7">notification</text:span></text:span><text:span text:style-name="Source_20_Text"><text:span text:style-name="T3"> to a member whenever there is a </text:span></text:span><text:span text:style-name="Source_20_Text"><text:span text:style-name="T7">new message,</text:span></text:span><text:span text:style-name="Source_20_Text"><text:span text:style-name="T3"> </text:span></text:span><text:span text:style-name="Source_20_Text"><text:span text:style-name="T7">connection invitation</text:span></text:span><text:span text:style-name="Source_20_Text"><text:span text:style-name="T3"> or a </text:span></text:span><text:span text:style-name="Source_20_Text"><text:span text:style-name="T7">comment</text:span></text:span><text:span text:style-name="Source_20_Text"><text:span text:style-name="T3"> on their post.</text:span></text:span></text:p>
        </text:list-item>
        <text:list-item>
          <text:p text:style-name="P5"><text:span text:style-name="Source_20_Text"><text:span text:style-name="T3">Members will be able to create a </text:span></text:span><text:span text:style-name="Source_20_Text"><text:span text:style-name="T7">page for a Company</text:span></text:span><text:span text:style-name="Source_20_Text"><text:span text:style-name="T3"> and </text:span></text:span><text:span text:style-name="Source_20_Text"><text:span text:style-name="T7">add job postings.</text:span></text:span></text:p>
        </text:list-item>
        <text:list-item>
          <text:p text:style-name="P5"><text:span text:style-name="Source_20_Text"><text:span text:style-name="T3">Members should be able to create </text:span></text:span><text:span text:style-name="Source_20_Text"><text:span text:style-name="T7">groups</text:span></text:span><text:span text:style-name="Source_20_Text"><text:span text:style-name="T3"> and join any group they like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follow other members or companies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6T00:32:28.117367882</dc:date>
    <meta:editing-duration>P25DT3H44M49S</meta:editing-duration>
    <meta:editing-cycles>1747</meta:editing-cycles>
    <meta:document-statistic meta:table-count="0" meta:image-count="0" meta:object-count="0" meta:page-count="1" meta:paragraph-count="16" meta:word-count="275" meta:character-count="1561" meta:non-whitespace-character-count="1316"/>
  </office:meta>
</office:document-meta>
</file>